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ABFEDE8A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width="0cm" svg:stroke-color="#cccccc" draw:marker-start-width="0.05cm" draw:marker-end-width="0.0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45cm" fo:min-width="8.8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6cm" fo:min-width="9.5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draw:layer="layout" svg:width="27.092cm" svg:height="20.319cm" svg:x="0.454cm" svg:y="0.341cm">
          <draw:image xlink:href="Pictures/100002010000040000000300ABFEDE8A.png" xlink:type="simple" xlink:show="embed" xlink:actuate="onLoad">
            <text:p/>
          </draw:image>
        </draw:frame>
        <draw:custom-shape draw:style-name="gr2" draw:text-style-name="P1" draw:layer="controls" svg:width="9.3cm" svg:height="2.7cm" svg:x="6.497cm" svg:y="14.3cm">
          <text:p/>
          <draw:enhanced-geometry svg:viewBox="0 0 21600 21600" draw:type="rectangle" draw:enhanced-path="M 0 0 L 21600 0 21600 21600 0 21600 0 0 Z N"/>
        </draw:custom-shape>
        <draw:frame draw:style-name="gr3" draw:layer="controls" svg:width="10.027cm" svg:height="0.886cm" svg:x="6.373cm" svg:y="13.414cm">
          <draw:text-box>
            <text:p>❻選択した文字列が移動しました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ff3333" draw:marker-start="Arrow" draw:marker-start-width="0.7cm" draw:marker-start-center="true" draw:marker-end-width="0.3cm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3333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1T01:29:35.046911084</meta:creation-date>
    <meta:editing-duration>PT9M51S</meta:editing-duration>
    <meta:editing-cycles>4</meta:editing-cycles>
    <meta:generator>LibreOffice/4.3.3.2$Linux_X86_64 LibreOffice_project/430m0$Build-2</meta:generator>
    <dc:title>screenshot-template</dc:title>
    <meta:initial-creator>NOGATA Jun</meta:initial-creator>
    <dc:date>2014-11-23T22:02:04.596752264</dc:date>
    <dc:creator>NOGATA Jun</dc:creator>
    <meta:document-statistic meta:object-count="3"/>
    <meta:template xlink:type="simple" xlink:actuate="onRequest" xlink:title="screenshot-template" xlink:href="../../../../.config/libreoffice/4/user/template/screenshot-template.otg" meta:date="2014-11-21T01:29:34.921010113"/>
  </office:meta>
</office:document-meta>
</file>